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3.685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F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FEBRERO 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1</text:p>
          </table:table-cell>
          <table:table-cell office:value-type="string" table:style-name="ce7">
            <text:p>Con relación al mes anterior, la situación económica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2</text:p>
          </table:table-cell>
          <table:table-cell office:value-type="string" table:style-name="ce7">
            <text:p>Cómo cree usted que será la situación económica de su hogar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3</text:p>
          </table:table-cell>
          <table:table-cell office:value-type="string" table:style-name="ce7">
            <text:p>Con relación al mes anterior, el valor monetario (dinero) empleado en el consumo de alimentos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4a</text:p>
          </table:table-cell>
          <table:table-cell office:value-type="string" table:style-name="ce7">
            <text:p>En los próximos 3 meses, el valor monetario (dinero) empleado en el consumo de alimentos de su hogar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7</text:p>
          </table:table-cell>
          <table:table-cell office:value-type="string" table:style-name="ce7">
            <text:p>Con relación al mes anterior, el consumo de su hogar en alimentos de menor calidad/ más barato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8a</text:p>
          </table:table-cell>
          <table:table-cell office:value-type="string" table:style-name="ce7">
            <text:p>En los próximos 3 meses, el consumo de su hogar en alimentos de menor calidad/ más barato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9</text:p>
          </table:table-cell>
          <table:table-cell office:value-type="string" table:style-name="ce7">
            <text:p>Con relación al mes anterior, el consumo de su hogar en entretenimiento como cine, discotecas, paseos, viajes, actividades de recreación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0</text:p>
          </table:table-cell>
          <table:table-cell office:value-type="string" table:style-name="ce7">
            <text:p>Cómo cree usted que será el consumo de su hogar en entretenimiento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1</text:p>
          </table:table-cell>
          <table:table-cell office:value-type="string" table:style-name="ce7">
            <text:p>Con relación al mes anterior, el consumo de su hogar en vestimenta (ropa en general)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2</text:p>
          </table:table-cell>
          <table:table-cell office:value-type="string" table:style-name="ce7">
            <text:p>Cómo cree usted que será el consumo de su hogar en vestimenta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3</text:p>
          </table:table-cell>
          <table:table-cell office:value-type="string" table:style-name="ce7">
            <text:p>Con relación al mes anterior, el consumo de su hogar en electrodomésticos (cocina,refrigeradora, televisor,etc.)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4</text:p>
          </table:table-cell>
          <table:table-cell office:value-type="string" table:style-name="ce7">
            <text:p>Cómo cree usted que será el consumo de su hogar en electrodomésticos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8</text:p>
          </table:table-cell>
          <table:table-cell office:value-type="string" table:style-name="ce7">
            <text:p>Con relación al mes anterior, la situación económica del paí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9</text:p>
          </table:table-cell>
          <table:table-cell office:value-type="string" table:style-name="ce7">
            <text:p>Usted considera que durante los próximos 3 meses la situación económica del paí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0a</text:p>
          </table:table-cell>
          <table:table-cell office:value-type="string" table:style-name="ce7">
            <text:p>En los 3 meses anteriores, considera que la situación en Ecuador para encontrar/mejorar un puesto de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1a</text:p>
          </table:table-cell>
          <table:table-cell office:value-type="string" table:style-name="ce7">
            <text:p>Considera usted que la situación en Ecuador para encontrar/mejorar un puesto de trabajo dentro de 3 mese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6:57:00Z</meta:creation-date>
    <dc:date>2024-03-13T15:05:17Z</dc:date>
  </office:meta>
</office:document-meta>
</file>